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2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left="1.27cm" fo:margin-right="0cm" fo:margin-top="0.423cm" fo:margin-bottom="0cm" loext:contextual-spacing="true" fo:text-align="end" style:justify-single-word="false" fo:text-indent="0cm" style:auto-text-indent="false"/>
      <style:text-properties fo:color="#ffffff"/>
    </style:style>
    <style:style style:name="P2" style:family="paragraph" style:parent-style-name="List_20_Paragraph">
      <style:paragraph-properties fo:margin-left="0cm" fo:margin-right="0cm" fo:text-indent="0cm" style:auto-text-indent="false"/>
      <style:text-properties officeooo:rsid="000b017a" officeooo:paragraph-rsid="000b017a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fo:font-weight="bold" officeooo:rsid="000b017a" officeooo:paragraph-rsid="000b017a" style:font-weight-asian="bold" style:font-weight-complex="bold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fo:font-weight="normal" officeooo:rsid="000b017a" officeooo:paragraph-rsid="000b017a" style:font-weight-asian="normal" style:font-weight-complex="normal"/>
    </style:style>
    <style:style style:name="P5" style:family="paragraph" style:parent-style-name="Standard">
      <style:paragraph-properties fo:text-align="center" style:justify-single-word="false" fo:break-before="page"/>
    </style:style>
    <style:style style:name="P6" style:family="paragraph" style:parent-style-name="Title">
      <style:paragraph-properties fo:text-align="end" style:justify-single-word="false"/>
      <style:text-properties fo:text-transform="uppercase" fo:color="#ffffff" fo:font-size="40pt" style:font-size-asian="40pt" style:font-size-complex="40pt"/>
    </style:style>
    <style:style style:name="P7" style:family="paragraph" style:parent-style-name="Frame_20_contents">
      <style:paragraph-properties fo:margin-left="1.778cm" fo:margin-right="0cm" fo:margin-top="0.423cm" fo:margin-bottom="0cm" loext:contextual-spacing="true" fo:text-align="end" style:justify-single-word="false" fo:text-indent="0cm" style:auto-text-indent="false"/>
      <style:text-properties officeooo:paragraph-rsid="000b017a"/>
    </style:style>
    <style:style style:name="P8" style:family="paragraph" style:parent-style-name="List_20_Paragraph" style:list-style-name="WWNum1"/>
    <style:style style:name="P9" style:family="paragraph" style:parent-style-name="List_20_Paragraph" style:list-style-name="WWNum2"/>
    <style:style style:name="P10" style:family="paragraph" style:parent-style-name="List_20_Paragraph" style:list-style-name="WWNum3"/>
    <style:style style:name="P11" style:family="paragraph" style:parent-style-name="List_20_Paragraph" style:list-style-name="WWNum4"/>
    <style:style style:name="P12" style:family="paragraph" style:parent-style-name="List_20_Paragraph" style:list-style-name="WWNum5"/>
    <style:style style:name="P13" style:family="paragraph" style:parent-style-name="List_20_Paragraph" style:list-style-name="WWNum5">
      <style:text-properties fo:language="en" fo:country="GB"/>
    </style:style>
    <style:style style:name="P14" style:family="paragraph" style:parent-style-name="List_20_Paragraph" style:list-style-name="WWNum6"/>
    <style:style style:name="P15" style:family="paragraph" style:parent-style-name="List_20_Paragraph" style:list-style-name="WWNum8"/>
    <style:style style:name="P16" style:family="paragraph" style:parent-style-name="List_20_Paragraph" style:list-style-name="L2">
      <style:text-properties officeooo:rsid="000b017a" officeooo:paragraph-rsid="000b017a"/>
    </style:style>
    <style:style style:name="P17" style:family="paragraph" style:parent-style-name="List_20_Paragraph" style:list-style-name="L3">
      <style:text-properties fo:font-weight="normal" officeooo:rsid="000b017a" officeooo:paragraph-rsid="000b017a" style:font-weight-asian="normal" style:font-weight-complex="normal"/>
    </style:style>
    <style:style style:name="P18" style:family="paragraph" style:parent-style-name="List_20_Paragraph" style:list-style-name="L4">
      <style:text-properties style:text-underline-style="none" fo:font-weight="normal" officeooo:rsid="000bc9b0" officeooo:paragraph-rsid="000bc9b0" style:font-weight-asian="normal" style:font-weight-complex="normal"/>
    </style:style>
    <style:style style:name="P19" style:family="paragraph" style:parent-style-name="List_20_Paragraph" style:list-style-name="L5">
      <style:text-properties style:text-underline-style="none" fo:font-weight="normal" officeooo:rsid="000bc9b0" officeooo:paragraph-rsid="000bc9b0" style:font-weight-asian="normal" style:font-weight-complex="normal"/>
    </style:style>
    <style:style style:name="P20" style:family="paragraph" style:parent-style-name="List_20_Paragraph" style:list-style-name="WWNum8">
      <style:paragraph-properties fo:margin-left="0cm" fo:margin-right="0cm" fo:text-align="start" style:justify-single-word="false" fo:text-indent="0cm" style:auto-text-indent="false" fo:break-before="page"/>
      <style:text-properties fo:font-weight="bold" officeooo:rsid="000b017a" officeooo:paragraph-rsid="000b017a" style:font-weight-asian="bold" style:font-weight-complex="bold"/>
    </style:style>
    <style:style style:name="P21" style:family="paragraph" style:parent-style-name="List_20_Paragraph" style:list-style-name="L1">
      <style:paragraph-properties fo:margin-left="0cm" fo:margin-right="0cm" fo:text-indent="0cm" style:auto-text-indent="false"/>
      <style:text-properties officeooo:rsid="000b017a" officeooo:paragraph-rsid="000b017a"/>
    </style:style>
    <style:style style:name="P22" style:family="paragraph" style:parent-style-name="List_20_Paragraph" style:list-style-name="WWNum8">
      <style:paragraph-properties fo:margin-left="0cm" fo:margin-right="0cm" fo:text-indent="0cm" style:auto-text-indent="false"/>
      <style:text-properties officeooo:rsid="000b017a" officeooo:paragraph-rsid="000b017a"/>
    </style:style>
    <style:style style:name="P23" style:family="paragraph" style:parent-style-name="List_20_Paragraph" style:list-style-name="WWNum8">
      <style:paragraph-properties fo:margin-left="0cm" fo:margin-right="0cm" fo:text-align="start" style:justify-single-word="false" fo:text-indent="0cm" style:auto-text-indent="false"/>
      <style:text-properties fo:font-weight="bold" officeooo:rsid="000b017a" officeooo:paragraph-rsid="000b017a" style:font-weight-asian="bold" style:font-weight-complex="bold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style:text-underline-style="none" fo:font-weight="bold" officeooo:rsid="000bc9b0" officeooo:paragraph-rsid="000bc9b0" style:font-weight-asian="bold" style:font-weight-complex="bold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style:text-underline-style="none" fo:font-weight="normal" officeooo:rsid="000bc9b0" officeooo:paragraph-rsid="000bc9b0" style:font-weight-asian="normal" style:font-weight-complex="normal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style:text-underline-style="none" fo:font-weight="bold" officeooo:rsid="000bc9b0" officeooo:paragraph-rsid="000bc9b0" style:font-weight-asian="bold" style:font-weight-complex="bold"/>
    </style:style>
    <style:style style:name="P27" style:family="paragraph" style:parent-style-name="Standard" style:master-page-name="First_20_Page">
      <style:paragraph-properties style:page-number="auto"/>
    </style:style>
    <style:style style:name="P28" style:family="paragraph" style:parent-style-name="Standard">
      <style:text-properties fo:language="en" fo:country="GB"/>
    </style:style>
    <style:style style:name="P29" style:family="paragraph">
      <loext:graphic-properties draw:fill="solid" draw:fill-color="#44546a"/>
      <style:paragraph-properties fo:text-align="start"/>
      <style:text-properties fo:color="#ffffff" fo:font-size="18pt"/>
    </style:style>
    <style:style style:name="P30" style:family="paragraph">
      <loext:graphic-properties draw:fill="solid" draw:fill-color="#4472c4"/>
      <style:paragraph-properties fo:text-align="start"/>
      <style:text-properties fo:font-size="18pt"/>
    </style:style>
    <style:style style:name="T1" style:family="text">
      <style:text-properties fo:color="#ffffff"/>
    </style:style>
    <style:style style:name="T2" style:family="text">
      <style:text-properties fo:color="#ffffff" fo:font-size="10.5pt" officeooo:rsid="000b017a" style:font-size-asian="10.5pt" style:font-size-complex="10.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c6c2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.035cm" draw:stroke-linejoin="miter" svg:stroke-linecap="butt" draw:fill="solid" draw:fill-color="#44546a" draw:textarea-vertical-align="middle" draw:auto-grow-height="false" fo:min-height="28.753cm" fo:min-width="4.147cm" fo:padding-top="0.127cm" fo:padding-bottom="0.127cm" fo:padding-left="0.508cm" fo:padding-right="0.508cm" fo:wrap-option="wrap" fo:margin-left="0cm" fo:margin-right="0.014cm" fo:margin-top="0cm" fo:margin-bottom="0.007cm" style:run-through="foreground" style:wrap="run-through" style:number-wrapped-paragraphs="no-limit" style:vertical-pos="middle" style:vertical-rel="page" style:horizontal-pos="from-left" style:horizontal-rel="page" draw:wrap-influence-on-position="once-concurrent" loext:allow-overlap="true" style:flow-with-text="false" loext:rel-width-rel="page" loext:rel-height-rel="page"/>
    </style:style>
    <style:style style:name="gr2" style:family="graphic" style:parent-style-name="Frame">
      <style:graphic-properties draw:stroke="none" svg:stroke-width="0cm" draw:fill="solid" draw:fill-color="#4472c4" draw:textarea-vertical-align="middle" draw:auto-grow-height="false" fo:min-height="26.34cm" fo:min-width="13.319cm" fo:padding-top="2.54cm" fo:padding-bottom="0.127cm" fo:padding-left="0.762cm" fo:padding-right="0.762cm" fo:wrap-option="wrap" fo:margin-left="0cm" fo:margin-right="0.025cm" fo:margin-top="0cm" fo:margin-bottom="0.00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 loext:rel-width-rel="page" loext:rel-height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custom-shape text:anchor-type="paragraph" style:rel-width="69%" style:rel-height="96%" draw:z-index="0" draw:name="Rectángulo 16" draw:style-name="gr2" draw:text-style-name="P30" svg:width="14.842cm" svg:height="29.006cm" svg:x="0.42cm" svg:y="0.593cm"><text:p text:style-name="P6">Diseño de interfaces</text:p><text:p text:style-name="P1"/><text:p text:style-name="P7"><text:span text:style-name="T2">Francisco Javier López Calderó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24%" style:rel-height="96%" draw:z-index="1" draw:name="Rectángulo 472" draw:style-name="gr1" draw:text-style-name="P29" svg:width="5.162cm" svg:height="29.006cm" svg:x="15.33cm" svg:y="0.347cm"><text:p text:style-name="Subtitle"><text:span text:style-name="T1">DAM2V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P5">Diseño</text:p>
      <text:p text:style-name="Standard">Fases del diseño:</text:p>
      <text:list xml:id="list1741017974" text:style-name="WWNum1">
        <text:list-item>
          <text:p text:style-name="P8">Sketching: esquema en papel. Jerarquía de contenido</text:p>
        </text:list-item>
        <text:list-item>
          <text:p text:style-name="P8">Wireframing: papel o digital. Dibujo con cierto detalle. Maqueta &gt; Cliente. Organizar el contenido</text:p>
        </text:list-item>
        <text:list-item>
          <text:p text:style-name="P8">Prototipo: digital. Pruebas de funcionamiento, interacción entra pantallas</text:p>
        </text:list-item>
      </text:list>
      <text:p text:style-name="Standard">Planteamiento y diseño de una interfaz:</text:p>
      <text:list xml:id="list424927782" text:style-name="WWNum2">
        <text:list-item>
          <text:p text:style-name="P9">Elementos de una aplicación</text:p>
        </text:list-item>
        <text:list-item>
          <text:p text:style-name="P9">Extensión de la aplicación</text:p>
        </text:list-item>
        <text:list-item>
          <text:p text:style-name="P9">Patrones de diseño</text:p>
        </text:list-item>
        <text:list-item>
          <text:p text:style-name="P9">Aspectos técnicos:</text:p>
          <text:list>
            <text:list-item>
              <text:p text:style-name="P9">Usabilidad</text:p>
            </text:list-item>
            <text:list-item>
              <text:p text:style-name="P9">Accesibilidad (Discapacidades)</text:p>
            </text:list-item>
          </text:list>
        </text:list-item>
      </text:list>
      <text:p text:style-name="Standard">Áreas del proceso de diseño:</text:p>
      <text:list xml:id="list563171909" text:style-name="WWNum3">
        <text:list-item>
          <text:p text:style-name="P10">Área de redacción: objetivo final</text:p>
        </text:list-item>
        <text:list-item>
          <text:p text:style-name="P10">Área de producción: estudio de mercado:</text:p>
          <text:list>
            <text:list-item>
              <text:p text:style-name="P10">Cliente</text:p>
            </text:list-item>
            <text:list-item>
              <text:p text:style-name="P10">Usuario</text:p>
            </text:list-item>
            <text:list-item>
              <text:p text:style-name="P10">Presupuesto</text:p>
            </text:list-item>
            <text:list-item>
              <text:p text:style-name="P10">Plan de trabajo</text:p>
            </text:list-item>
          </text:list>
        </text:list-item>
        <text:list-item>
          <text:p text:style-name="P10">Área técnica</text:p>
        </text:list-item>
        <text:list-item>
          <text:p text:style-name="P10">Área artística</text:p>
        </text:list-item>
      </text:list>
      <text:p text:style-name="Standard">Color. Sistema RGB</text:p>
      <text:list xml:id="list125328154" text:style-name="WWNum4">
        <text:list-item>
          <text:p text:style-name="P11">Representación hexadecimal de los colores: 1 color – 8 bits</text:p>
          <text:list>
            <text:list-item>
              <text:p text:style-name="P11">Escala monocromática: 2^8=256 valores (1 color)</text:p>
            </text:list-item>
            <text:list-item>
              <text:p text:style-name="P11">N.º combinaciones: 256*256*256= 16777216</text:p>
            </text:list-item>
          </text:list>
        </text:list-item>
      </text:list>
      <text:p text:style-name="Standard">Usabilidad: “Si no lo haces fácil, los usuarios se marcharán de tu web” (Jacob Nielsen) Los 10 principios de usabilidad:</text:p>
      <text:list xml:id="list2183303880" text:style-name="WWNum5">
        <text:list-item>
          <text:p text:style-name="P12">Usabilidad: acceso rápido a contenidos, experiencia visual agradable</text:p>
        </text:list-item>
        <text:list-item>
          <text:p text:style-name="P12">Parámetros: subjetivos, objetivos</text:p>
        </text:list-item>
        <text:list-item>
          <text:p text:style-name="P12">HCI = Human – Computer Interaction</text:p>
        </text:list-item>
        <text:list-item>
          <text:p text:style-name="P12">UX = User Experience</text:p>
        </text:list-item>
      </text:list>
      <text:p text:style-name="P28">Normas ISO – calidad (International Organization for Standarization</text:p>
      <text:list xml:id="list194452605838642" text:continue-numbering="true" text:style-name="WWNum5">
        <text:list-item>
          <text:p text:style-name="P12">ISO/IES 9126 – Calidad del Sw. 4 partes: Modelo, Métricas: ext, int, en uso</text:p>
        </text:list-item>
        <text:list-item>
          <text:p text:style-name="P12">ISO/OIS 9241-11 – Usabilidad, satisfacción usuario y productividad</text:p>
        </text:list-item>
        <text:list-item>
          <text:p text:style-name="P13">ISO 13407 - DCU</text:p>
        </text:list-item>
        <text:list-item>
          <text:p text:style-name="P13">ISO 9241/151 – Ergonomía hombre-sistema</text:p>
        </text:list-item>
        <text:list-item>
          <text:p text:style-name="P12">UNE 13983 / UNE 2004-2012 –Accesibilidad, personas con discapacidades</text:p>
        </text:list-item>
        <text:list-item>
          <text:p text:style-name="P12">IES TR 61997 – Guía de Interfaz Multimedia</text:p>
        </text:list-item>
        <text:list-item>
          <text:p text:style-name="P12">ISO/IEC 14915 – Estándar de ergonomía</text:p>
        </text:list-item>
      </text:list>
      <text:p text:style-name="Standard">Usuarios – Tipos: U. anónimo, U. final registrado, U. beta tester<text:tab/></text:p>
      <text:p text:style-name="Standard"><text:soft-page-break/>Pautas de diseño:</text:p>
      <text:list xml:id="list3020970842" text:style-name="WWNum6">
        <text:list-item>
          <text:p text:style-name="P14">P.D.Menús</text:p>
          <text:list>
            <text:list-item>
              <text:p text:style-name="P14">Título del menú</text:p>
            </text:list-item>
            <text:list-item>
              <text:p text:style-name="P14">Siempre en la misma posición (zona superior)</text:p>
            </text:list-item>
            <text:list-item>
              <text:p text:style-name="P14">Menús en cascada</text:p>
            </text:list-item>
            <text:list-item>
              <text:p text:style-name="P14">Menús emergentes o contextuales</text:p>
            </text:list-item>
          </text:list>
        </text:list-item>
        <text:list-item>
          <text:p text:style-name="P14">P.D.Ventanas</text:p>
          <text:list>
            <text:list-item>
              <text:p text:style-name="P14">Poder: abrir, cerrar, modificar tamaño</text:p>
            </text:list-item>
            <text:list-item>
              <text:p text:style-name="P14">N.º adecuado</text:p>
            </text:list-item>
          </text:list>
        </text:list-item>
        <text:list-item>
          <text:p text:style-name="P14">P.D.Cuados de Dialogo</text:p>
          <text:list>
            <text:list-item>
              <text:p text:style-name="P14">Caja de texto emergente</text:p>
            </text:list-item>
            <text:list-item>
              <text:p text:style-name="P14">Mensajes activos y positivos</text:p>
            </text:list-item>
          </text:list>
        </text:list-item>
        <text:list-item>
          <text:p text:style-name="P14">P.D.Aspecto</text:p>
          <text:list>
            <text:list-item>
              <text:p text:style-name="P14">Color, fuente, distribución</text:p>
            </text:list-item>
            <text:list-item>
              <text:p text:style-name="P14">Iconos: objeto &lt;---&gt; acción</text:p>
            </text:list-item>
            <text:list-item>
              <text:p text:style-name="P14">Colores: armonía, identidad de marca</text:p>
            </text:list-item>
          </text:list>
        </text:list-item>
        <text:list-item>
          <text:p text:style-name="P14">P.D.Elementos interactivos (botones, checkbox, menús…)</text:p>
          <text:list>
            <text:list-item>
              <text:p text:style-name="P14">Títulos intuitivos</text:p>
            </text:list-item>
            <text:list-item>
              <text:p text:style-name="P14">Acciones fácilmente comprensibles</text:p>
            </text:list-item>
            <text:list-item>
              <text:p text:style-name="P14">Opciones rápidas de escoger</text:p>
            </text:list-item>
          </text:list>
        </text:list-item>
        <text:list-item>
          <text:p text:style-name="P14">P.D.Presentación de datos</text:p>
          <text:list>
            <text:list-item>
              <text:p text:style-name="P14">Tablas bien estructuradas:</text:p>
              <text:list>
                <text:list-item>
                  <text:p text:style-name="P14">Etiquetas claras en filas/columnas</text:p>
                </text:list-item>
                <text:list-item>
                  <text:p text:style-name="P14">Título no muy largo</text:p>
                </text:list-item>
                <text:list-item>
                  <text:p text:style-name="P14">Encabezados para resumir</text:p>
                </text:list-item>
              </text:list>
            </text:list-item>
            <text:list-item>
              <text:p text:style-name="P14">Gráficos de tamaño adecuado</text:p>
              <text:list>
                <text:list-item>
                  <text:p text:style-name="P14">Paleta de color</text:p>
                </text:list-item>
                <text:list-item>
                  <text:p text:style-name="P14">Leyenda</text:p>
                </text:list-item>
              </text:list>
            </text:list-item>
          </text:list>
        </text:list-item>
      </text:list>
      <text:p text:style-name="Standard">Accesibilidad:</text:p>
      <text:list xml:id="list3638760438" text:style-name="WWNum8">
        <text:list-item>
          <text:p text:style-name="P15">Discapacidad visual</text:p>
          <text:list>
            <text:list-item>
              <text:p text:style-name="P15">Audios</text:p>
            </text:list-item>
            <text:list-item>
              <text:p text:style-name="P15">Colores vistosos</text:p>
            </text:list-item>
            <text:list-item>
              <text:p text:style-name="P15">Letra grande</text:p>
            </text:list-item>
            <text:list-item>
              <text:p text:style-name="P15">Elegir colores que contrasten</text:p>
            </text:list-item>
            <text:list-item>
              <text:p text:style-name="P15">Captchas</text:p>
              <text:list>
                <text:list-item>
                  <text:p text:style-name="P15">Visuales</text:p>
                </text:list-item>
                <text:list-item>
                  <text:p text:style-name="P15">Auditivos</text:p>
                </text:list-item>
              </text:list>
            </text:list-item>
          </text:list>
        </text:list-item>
        <text:list-item>
          <text:p text:style-name="P15">Discapacidad auditiva</text:p>
          <text:list>
            <text:list-item>
              <text:p text:style-name="P15">Imágenes</text:p>
            </text:list-item>
            <text:list-item>
              <text:p text:style-name="P15">Subtítulos</text:p>
            </text:list-item>
          </text:list>
        </text:list-item>
        <text:list-item>
          <text:p text:style-name="P15">Discapacidad motora</text:p>
          <text:list>
            <text:list-item>
              <text:p text:style-name="P15">Teclado</text:p>
            </text:list-item>
            <text:list-item>
              <text:p text:style-name="P15">Ratón - TrackBall</text:p>
              <text:p text:style-name="P20">Accesibilidad:</text:p>
              <text:p text:style-name="P23"/>
            </text:list-item>
          </text:list>
        </text:list-item>
      </text:list>
      <text:list xml:id="list766588765" text:style-name="L1">
        <text:list-item>
          <text:p text:style-name="P21"><text:span text:style-name="T3">W3C:</text:span> (1994) Consorcio World Wide Web</text:p>
        </text:list-item>
        <text:list-item>
          <text:p text:style-name="P21"><text:span text:style-name="T3">WCAG2.0</text:span><text:span text:style-name="T4">:</text:span> Web Conter Accessibility Guidelines</text:p>
        </text:list-item>
        <text:list-item>
          <text:p text:style-name="P21"><text:span text:style-name="T3">WCAG2.1</text:span><text:span text:style-name="T4">:</text:span> (En 2018)</text:p>
        </text:list-item>
      </text:list>
      <text:list xml:id="list194451847523727" text:continue-list="list3638760438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2"><text:s/><text:tab/><text:tab/>Estandar ISO/IEC 40500: 2012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3">Requisitos de conformidad:</text:p>
      <text:p text:style-name="P3"/>
      <text:list xml:id="list3456607258" text:style-name="L2">
        <text:list-item>
          <text:p text:style-name="P16">Nivel A,AA,AAA</text:p>
        </text:list-item>
        <text:list-item>
          <text:p text:style-name="P16">Páginas completas</text:p>
        </text:list-item>
        <text:list-item>
          <text:p text:style-name="P16">Procesos</text:p>
        </text:list-item>
        <text:list-item>
          <text:p text:style-name="P16">Tecnología compatibles con acce</text:p>
        </text:list-item>
        <text:list-item>
          <text:p text:style-name="P16">Sin interferencias</text:p>
        </text:list-item>
      </text:list>
      <text:p text:style-name="P2"/>
      <text:p text:style-name="P3">4 Principios:</text:p>
      <text:p text:style-name="P3"/>
      <text:list xml:id="list4087447200" text:style-name="L3">
        <text:list-item>
          <text:p text:style-name="P17">Perceptible</text:p>
        </text:list-item>
        <text:list-item>
          <text:p text:style-name="P17">Operable</text:p>
        </text:list-item>
        <text:list-item>
          <text:p text:style-name="P17">Comprensible</text:p>
        </text:list-item>
        <text:list-item>
          <text:p text:style-name="P17">Robustez</text:p>
        </text:list-item>
      </text:list>
      <text:p text:style-name="P4"/>
      <text:p text:style-name="P24">Análisis y verificación de la usabilidad</text:p>
      <text:list xml:id="list982118987" text:style-name="L4">
        <text:list-item>
          <text:p text:style-name="P18">Por inspección: Evaluación heurística</text:p>
        </text:list-item>
        <text:list-item>
          <text:p text:style-name="P18">Test con usuarios</text:p>
        </text:list-item>
      </text:list>
      <text:p text:style-name="P25"/>
      <text:p text:style-name="P24">Proceso de desarrollo con interfaces:</text:p>
      <text:list xml:id="list4276435206" text:style-name="L5">
        <text:list-item>
          <text:p text:style-name="P19">Planificación →<text:span text:style-name="T5"> “Pensar idea, necesidades de cliente, objetivos”</text:span></text:p>
        </text:list-item>
        <text:list-item>
          <text:p text:style-name="P19">Diseño →<text:span text:style-name="T5"> “Sketch, wireframe, Contenido, Estilo, modelo”</text:span></text:p>
        </text:list-item>
        <text:list-item>
          <text:p text:style-name="P19">Implementación → “<text:span text:style-name="T5">Lenguaje, plataforma</text:span>”</text:p>
        </text:list-item>
        <text:list-item>
          <text:p text:style-name="P19">Evaluación →<text:span text:style-name="T5"> “Pruebas de funcionamiento”</text:span></text:p>
        </text:list-item>
        <text:list-item>
          <text:p text:style-name="P19">Puesta en producción →<text:span text:style-name="T5"> “Usuarios”</text:span></text:p>
        </text:list-item>
        <text:list-item>
          <text:p text:style-name="P19">Mantenimiento / Seguimiento →<text:span text:style-name="T5"> </text:span>“<text:span text:style-name="T5">Errores / Mejoras</text:span>”</text:p>
        </text:list-item>
      </text:list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2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90%"/>
      <style:text-properties fo:color="#404040"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es" style:country-asian="ES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Calibri1" style:font-family-asian="Calibri" style:font-family-generic-asian="system" style:font-pitch-asian="variable" style:language-asian="es" style:country-asian="ES" style:font-name-complex="Times New Roman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color="#404040"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es" style:country-asian="ES" style:font-name-complex="DejaVu Sans" style:font-family-complex="'DejaVu Sans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a5a5a" fo:letter-spacing="0.026cm" style:font-name-asian="Calibri1" style:font-family-asian="Calibri" style:font-family-generic-asian="system" style:font-pitch-asian="variable" style:language-asian="es" style:country-asian="ES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·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libri2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libri2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Diseño de interfaces</dc:title>
    <dc:subject>DAM2V</dc:subject>
    <meta:initial-creator>alum15dam2@iesjuandelacierva.es</meta:initial-creator>
    <meta:editing-cycles>15</meta:editing-cycles>
    <meta:creation-date>2022-09-29T14:16:00</meta:creation-date>
    <dc:date>2022-10-07T19:44:51.508316916</dc:date>
    <meta:editing-duration>PT2H50M33S</meta:editing-duration>
    <meta:generator>LibreOffice/6.4.7.2$Linux_X86_64 LibreOffice_project/40$Build-2</meta:generator>
    <meta:document-statistic meta:table-count="0" meta:image-count="0" meta:object-count="0" meta:page-count="4" meta:paragraph-count="111" meta:word-count="520" meta:character-count="3343" meta:non-whitespace-character-count="30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